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New Folder/New Text Document.txt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META-INF/macrosignatures.xml><?xml version="1.0" encoding="utf-8"?>
<document-signatures xmlns="http://openoffice.org/2004/documentsignatures">
  <Signature xmlns="http://www.w3.org/2000/09/xmldsig#" Id="ID_00e700ba006c00e0009300e2001100de0082008300a900140054001600b900a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pQsrrTbQ3DTwJhRIywJK6xtLC5M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fG+s0XhoixDwcs82Fk4TLFCg/i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e700ba006c00e1009300e2001100de008c002100a900140054001600b900a2">
        <DigestMethod Algorithm="http://www.w3.org/2000/09/xmldsig#sha1"/>
        <DigestValue>qL7GBafLD1NhWj1a2qryfvbWNQ0=</DigestValue>
      </Reference>
    </SignedInfo>
    <SignatureValue>fW/998VPZ67DsAAxuVWt17rXfi3Hj67IlyrfCCZfTl2lsQcyFbZ5l0aAXpAASD/4
Y3+o/gVEd2cgbOXfbbcG7DDPbCxmpGF64O2hZ4cW4ILN4v2xQ9M3yxDP+1TMFhEk
pYQ4shJgKymXRioiyhvFV99ArPfmShgDTYFPim5YJ94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700ba006c00e1009300e2001100de008c002100a900140054001600b900a2" Target="#ID_00e700ba006c00e0009300e2001100de0082008300a900140054001600b900a2">
          <dc:date xmlns:dc="http://purl.org/dc/elements/1.1/">2009-08-28T16:56:02,73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